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36ab8" officeooo:paragraph-rsid="00036ab8"/>
    </style:style>
    <style:style style:name="P2" style:family="paragraph" style:parent-style-name="Standard">
      <style:paragraph-properties fo:text-align="justify" style:justify-single-word="false"/>
      <style:text-properties officeooo:rsid="0004a7c7" officeooo:paragraph-rsid="0004a7c7"/>
    </style:style>
    <style:style style:name="P3" style:family="paragraph" style:parent-style-name="Standard">
      <style:paragraph-properties fo:text-align="justify" style:justify-single-word="false"/>
      <style:text-properties officeooo:rsid="0004b530" officeooo:paragraph-rsid="0004b530"/>
    </style:style>
    <style:style style:name="P4" style:family="paragraph" style:parent-style-name="Standard">
      <style:paragraph-properties fo:text-align="justify" style:justify-single-word="false"/>
      <style:text-properties officeooo:rsid="00065be1" officeooo:paragraph-rsid="00065be1"/>
    </style:style>
    <style:style style:name="P5" style:family="paragraph" style:parent-style-name="Standard">
      <style:paragraph-properties fo:text-align="justify" style:justify-single-word="false"/>
      <style:text-properties fo:font-weight="bold" officeooo:rsid="00078c85" officeooo:paragraph-rsid="00078c85" style:font-weight-asian="bold" style:font-weight-complex="bold"/>
    </style:style>
    <style:style style:name="P6" style:family="paragraph" style:parent-style-name="Standard">
      <style:paragraph-properties fo:text-align="justify" style:justify-single-word="false"/>
      <style:text-properties fo:font-weight="bold" officeooo:rsid="000b6b6b" officeooo:paragraph-rsid="000b6b6b" style:font-weight-asian="bold" style:font-weight-complex="bold"/>
    </style:style>
    <style:style style:name="P7" style:family="paragraph" style:parent-style-name="Standard">
      <style:paragraph-properties fo:text-align="justify" style:justify-single-word="false"/>
      <style:text-properties fo:font-weight="normal" officeooo:rsid="00078c85" officeooo:paragraph-rsid="00078c85" style:font-weight-asian="normal" style:font-weight-complex="normal"/>
    </style:style>
    <style:style style:name="P8" style:family="paragraph" style:parent-style-name="Standard">
      <style:paragraph-properties fo:text-align="justify" style:justify-single-word="false"/>
      <style:text-properties fo:font-weight="normal" officeooo:rsid="000b6b6b" officeooo:paragraph-rsid="000b6b6b" style:font-weight-asian="normal" style:font-weight-complex="normal"/>
    </style:style>
    <style:style style:name="P9" style:family="paragraph" style:parent-style-name="Standard">
      <style:paragraph-properties fo:text-align="justify" style:justify-single-word="false"/>
      <style:text-properties officeooo:rsid="000b6b6b" officeooo:paragraph-rsid="000b6b6b"/>
    </style:style>
    <style:style style:name="P10" style:family="paragraph" style:parent-style-name="Standard">
      <style:paragraph-properties fo:text-align="justify" style:justify-single-word="false"/>
      <style:text-properties fo:font-weight="normal" officeooo:rsid="000b6b6b" officeooo:paragraph-rsid="000b6b6b" style:font-weight-asian="normal" style:font-weight-complex="normal"/>
    </style:style>
    <style:style style:name="P11" style:family="paragraph" style:parent-style-name="Standard">
      <style:paragraph-properties fo:text-align="justify" style:justify-single-word="false"/>
      <style:text-properties fo:font-weight="normal" officeooo:rsid="000da765" officeooo:paragraph-rsid="000da765" style:font-weight-asian="normal" style:font-weight-complex="normal"/>
    </style:style>
    <style:style style:name="P12" style:family="paragraph" style:parent-style-name="Standard">
      <style:paragraph-properties fo:text-align="justify" style:justify-single-word="false"/>
      <style:text-properties fo:font-weight="normal" officeooo:rsid="0010a80c" officeooo:paragraph-rsid="0012fc3c" style:font-weight-asian="normal" style:font-weight-complex="normal"/>
    </style:style>
    <style:style style:name="P13" style:family="paragraph" style:parent-style-name="Standard">
      <style:paragraph-properties fo:text-align="justify" style:justify-single-word="false"/>
      <style:text-properties fo:font-weight="normal" officeooo:rsid="001411c8" officeooo:paragraph-rsid="001411c8" style:font-weight-asian="normal" style:font-weight-complex="normal"/>
    </style:style>
    <style:style style:name="P14" style:family="paragraph" style:parent-style-name="Standard">
      <style:paragraph-properties fo:text-align="justify" style:justify-single-word="false"/>
      <style:text-properties fo:font-weight="normal" officeooo:rsid="0015e7ea" officeooo:paragraph-rsid="0015e7ea" style:font-weight-asian="normal" style:font-weight-complex="normal"/>
    </style:style>
    <style:style style:name="P15" style:family="paragraph" style:parent-style-name="Standard">
      <style:paragraph-properties fo:text-align="justify" style:justify-single-word="false"/>
      <style:text-properties fo:font-weight="normal" officeooo:rsid="0016d18c" officeooo:paragraph-rsid="0016d18c" style:font-weight-asian="normal" style:font-weight-complex="normal"/>
    </style:style>
    <style:style style:name="P16" style:family="paragraph" style:parent-style-name="Standard">
      <style:paragraph-properties fo:text-align="justify" style:justify-single-word="false"/>
      <style:text-properties fo:font-weight="normal" officeooo:rsid="0017437d" officeooo:paragraph-rsid="0017437d" style:font-weight-asian="normal" style:font-weight-complex="normal"/>
    </style:style>
    <style:style style:name="P17" style:family="paragraph" style:parent-style-name="Standard">
      <style:paragraph-properties fo:text-align="justify" style:justify-single-word="false"/>
      <style:text-properties fo:font-weight="normal" officeooo:rsid="00178208" officeooo:paragraph-rsid="00178208" style:font-weight-asian="normal" style:font-weight-complex="normal"/>
    </style:style>
    <style:style style:name="P18" style:family="paragraph" style:parent-style-name="Standard">
      <style:paragraph-properties fo:text-align="justify" style:justify-single-word="false"/>
      <style:text-properties fo:font-weight="bold" officeooo:rsid="0010a80c" officeooo:paragraph-rsid="0010a80c" style:font-weight-asian="bold" style:font-weight-complex="bold"/>
    </style:style>
    <style:style style:name="P19" style:family="paragraph" style:parent-style-name="Standard">
      <style:paragraph-properties fo:text-align="justify" style:justify-single-word="false"/>
      <style:text-properties fo:font-weight="bold" officeooo:rsid="00078c85" officeooo:paragraph-rsid="00078c85" style:font-weight-asian="bold" style:font-weight-complex="bold"/>
    </style:style>
    <style:style style:name="P20" style:family="paragraph" style:parent-style-name="Standard">
      <style:paragraph-properties fo:text-align="justify" style:justify-single-word="false"/>
      <style:text-properties fo:font-weight="bold" officeooo:rsid="0015e7ea" officeooo:paragraph-rsid="0015e7ea" style:font-weight-asian="bold" style:font-weight-complex="bold"/>
    </style:style>
    <style:style style:name="T1" style:family="text">
      <style:text-properties officeooo:rsid="00065be1"/>
    </style:style>
    <style:style style:name="T2" style:family="text">
      <style:text-properties officeooo:rsid="00071fd4"/>
    </style:style>
    <style:style style:name="T3" style:family="text">
      <style:text-properties officeooo:rsid="0011cad0"/>
    </style:style>
    <style:style style:name="T4" style:family="text">
      <style:text-properties officeooo:rsid="0012fc3c"/>
    </style:style>
    <style:style style:name="T5" style:family="text">
      <style:text-properties officeooo:rsid="0015e7ea"/>
    </style:style>
    <style:style style:name="T6" style:family="text">
      <style:text-properties officeooo:rsid="0016d18c"/>
    </style:style>
    <style:style style:name="T7" style:family="text">
      <style:text-properties officeooo:rsid="001782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u hướng chỉ ra rằng nhiều người dùng thường chuyển sang web để xem các trương trình và các bộ phim mà họ yêu thích. Hiện nay các loại TV số đã tích hợp trình duyệt web cho phép người xem có thể <text:s/>kết hợp tải và phát video thông qua các giao thức web. <text:s/></text:p>
      <text:p text:style-name="P1"/>
      <text:p text:style-name="P2">Hiện nay, cùng với sự phát triển mạnh mẽ của các thiết bị điện tử như máy tính xách tay, máy tính bảng, điện thoại, … thì nhu cầu </text:p>
      <text:p text:style-name="P2"/>
      <text:p text:style-name="P2"/>
      <text:p text:style-name="P2"/>
      <text:p text:style-name="P5">Các khái niệm và thuật ngữ:</text:p>
      <text:p text:style-name="P5"/>
      <text:p text:style-name="P18">TCP/IP</text:p>
      <text:p text:style-name="P18"/>
      <text:p text:style-name="P12">TCP/IP là một họ các giao thức truyền thông được sử dụng trong Internet và các mạng máy tính. Tên gọi TCP/IP có nghĩa là giao thức TCP qua IP đây là hai giao thức <text:span text:style-name="T3">nền tảng trong bộ giao thức này. TCP/IP bao gồm các giao thức thấp như IP, UDP, TCP. <text:s/>Bộ giao thức TCP/IP cung cấp truyền thông dữ liệu đầu cuối xác định rõ cách dữ liệu được đóng gói, xử lý, truyền, định tuyến và nhận. Các chức năng này được tổ chức thành bốn tầng trừu tượng, mỗi tầng giải quyết một vấn đề có liên quan đến việc truyền dữ liệu, và cung cấp cho các giao thức ở tầng trên một dịch vụ được định nghĩa rõ ràng dựa trên việc sử dụng dịch vụ từ các dịch vụ của tầng phía dưới. Từ thấp nhất là tầng liên kết dữ liệu (link layer) bao gồm các phương thức truyền dữ liệu có chức năng biến đổi dòng bit logic thành các tín hiệu vật lý phù hợp với đường truyền vật lý (ở bên phát) và điều chế giải điều chế, khôi phục tín hiệu (ở bên thu). Tầng internet (Internet layer) cung cấp liên kết giữa các mạng độc lập, tầng giao vận (transport layer) xử lý và giao tiếp giữa các máy chủ với nhau. Tầng ứng dụng (application layer) cung cấp trao đổi dữ liệu theo quy trình cho các ứng dụng.</text:span></text:p>
      <text:p text:style-name="P12"/>
      <text:p text:style-name="P12"><text:span text:style-name="T4">TCP/IP có hai giao thức nền tảng chính ở tầng giao vận (transport layer), một là giao thức phi kết nối (connectionless protocol) và giao thức thứ hai là giao thức hướng kết nối (connection-oriented). Hai giao thức này bổ sung cho nhau. Giao thức phi kết nối là UDP, UDP không làm gì ngoài việc gửi các gói tin giữa các ứng dụng, cho phép các ứng dụng xây dựng giao thức của riêng chúng khi cần thiết. Giao thức hướng kết nối là TCP, TCP tạo các kết nối và là giao thức truyền tin tin cậy khi có cơ chế truyền lại, cùng với cơ chế điều khiển luồng, kiểm soát tắc nghẽn. Cả hai giao thức TCP và UDP đều hoạt động trên cơ sở của giao thức IP.</text:span></text:p>
      <text:p text:style-name="P7"/>
      <text:p text:style-name="P8">UDP - User Datagram Protocol </text:p>
      <text:p text:style-name="P11">UDP là một trong những bộ giao thức cốt lõi của giao thức TCP/IP. <text:s/>Giao thức này được thiết kế bởi David P. Reed năm 1980 và chính thức được định nghĩa trong RFC 768. Với UDP các ứng dụng máy tính có thể gửi các tin nhắn, trong trường hợp này được xem như là một datagram tới các máy khác trong giao thức mạng (Internet protocol network). </text:p>
      <text:p text:style-name="P13">Giao thức UDP là giao thức đơn giản, phi liên kết và cung cấp dịch vụ trên tầng giao vận với tốc độ nhanh. UDP hỗ trợ kết nối một - nhiều và thường được sử dụng trong trong liên kết một nhiều bằng cách sử dụng các datagram multicast (cách thức truyền tin được gửi từ một điểm đến một tập hợp các điểm khác) và unicast (cách thức truyền tin được gửi từ một điểm tới một điểm khác).</text:p>
      <text:p text:style-name="P13">Khi sử dụng UDP gói tin chỉ được gửi đến bên nhận, bên gửi sẽ không chờ đợi để xác nhận rằng bên nhận đã nhận được gói tin mà sẽ tiếp tục gửi các gói tin tiếp theo. <text:span text:style-name="T5">Nếu bên nhận hủy bỏ một số gói tin, bên nhận sẽ không thể yêu cầu bên gửi gửi lại lần nữa. Không có gì để đảm bảo rằng bên nhận đã được tất cả các gói tin hay chưa nhưng bù vào đó các máy tính có thể giao tiếp với nhau một cách nhanh chóng hơn.</text:span></text:p>
      <text:p text:style-name="P8"><text:soft-page-break/>UDP <text:span text:style-name="T5">thường được sử dụng khi có nhu cầu về tốc độ và độ chính xác của thông tin không yêu cầu quá cao. Ví dụ UDP thường được sử dụng cho các chương trình phát sóng trực tiếp và trò chơi trực tuyến. </text:span></text:p>
      <text:p text:style-name="P20">Một số thuật ngữ UDP</text:p>
      <text:p text:style-name="P14">- Gói tin: là một dãy các số nhị phân biểu diễn dữ liệu và các tín hiệu điều khiển, các gói tin này được di chuyển đi và chuyển tới máy khác. trong gói tin thông tin được sắp xếp một cách cụ thể.</text:p>
      <text:p text:style-name="P14">- Datagram: Một datagram là một gói tin độc lập, tự chứa, mang đầy đủ dữ liệu để định tuyến từ nguồn tới đích mà không cần thêm thông tin.</text:p>
      <text:p text:style-name="P14">- MTU (Maximum Transmission Unit) là một đặc trưng của tầng liên kết mô tả số byte dữ liệu tối đa có thể truyền trong một gói tin. Mặt khác MTU là gói dữ liệu lớn nhất mà môi trường mạng cho trước có thể truyền được. Ví dụ Ethernet có MTU cố định là 1500 byte. Trong UDP, nếu kích thước của một datagram lớn hơn MTU, IP sẽ thực hiện phân đoạn, chia datagram thành các phần nhỏ hơn.</text:p>
      <text:p text:style-name="P8">- <text:span text:style-name="T5">port : UDP sử dụng các cổng để ánh xạ dữ liệu đến vào một tiến trình cụ thể đang chạy trên một máy tính. UDP định đường đi cho gói tin tại vị trí xác định bằng cách sử dụng số hiệu cổng được xác định trong header của datagram. Các cổng được biểu diễn bằng các số 16 bit, vì thế các cổng nằm trong dải 0 đến 65535. Các cổng được xem như là các điểm cuối của của các liên kết logic.</text:span></text:p>
      <text:p text:style-name="P8">- <text:span text:style-name="T6">TTL (time to live)</text:span></text:p>
      <text:p text:style-name="P15">Giá trị TTL cho phép thiết lập một giới hạn trên của các router mà một datagram có thể đi qua. Giá trị TTL ngăn ngừa các gói tin khỏi bị kẹt trong các vòng lặp định tuyến vô hạn. TTL được khởi tạo bởi phía gửi và giá trị được giảm đi bởi mỗi router quản lý datagram. Khi TTL bằng 0, datagram bị lọai bỏ.</text:p>
      <text:p text:style-name="P15"/>
      <text:p text:style-name="P16">Hoạt động của giao thức UDP</text:p>
      <text:p text:style-name="P16"/>
      <text:p text:style-name="P16">Khi một ứng dụng dựa trên giao thức UDP gửi dữ liệu tới một máy khác trên mạng. UDP thêm vào một header có độ dài 8 byte chứa các số hiệu cổng nguồn và đích, cùng với tổng chiều dài dữ liệu và thông tin checksum. IP thêm vào header của riêng nó vào đầu mỗi datagram UDP để tạo nên một datagram IP.</text:p>
      <text:p text:style-name="P16"/>
      <text:p text:style-name="P16">Nhược điểm UDP:</text:p>
      <text:p text:style-name="P16">UDP không đảm bảo dữ liệu được truyền đến đích hay chưa. UDP không có cơ chế thiết lập kênh truyền nên bên gửi không biết được bên nhận đã nhận được gói tin hay chưa chưa nhận được.</text:p>
      <text:p text:style-name="P16"/>
      <text:p text:style-name="P16">UDP không hỗ trợ các chỉ số phiên (session ID) để duy trì các liên kết kết giữa 2 máy do bản chất phi liên kết của nó.</text:p>
      <text:p text:style-name="P16">UDP không đảm bảo thứ tự các gói tin đến đích như đã được tạo ra ở nguồn. </text:p>
      <text:p text:style-name="P16">Tính bảo mật không cao. Trong nhiều tổ chức, tường lửa và router cấm các gói tin UDP vì các hacker thường dò tìm các cổng UDP để <text:span text:style-name="T7">biết được máy chủ đang chạy các dịch vụ mạng nào và thực hiện khai thác thông tin trái phép.</text:span></text:p>
      <text:p text:style-name="P16">UDP <text:span text:style-name="T7">không có cơ chế kiểm soát luồng. Một ứng dụng UDP tồi có thể làm giảm băng thông của mạng.</text:span></text:p>
      <text:p text:style-name="P16"/>
      <text:p text:style-name="P17">Các ưu điểm của UDP</text:p>
      <text:p text:style-name="P17"/>
      <text:p text:style-name="P17">UDP không cần thiết lập liên kết. Không sử dụng các tín hiệu bắt tay nên có thể tránh được thời gian trễ. Do vậy DNS thường sử dụng giao thức UDP hơn là TCP.</text:p>
      <text:p text:style-name="P17"/>
      <text:p text:style-name="P17">UDP hỗ trợ các liên kết một – một, một – nhiều, trong khi TCP chỉ hỗ trợ liên kết một – một.</text:p>
      <text:p text:style-name="P17">Kích thước header 8 byte nhỏ hơn so với TCP là 20 byte giúp tiếc kiệm băng thông.</text:p>
      <text:p text:style-name="P8"/>
      <text:p text:style-name="P8">TCP - Transmission Control Protocol</text:p>
      <text:p text:style-name="P8"/>
      <text:p text:style-name="P8"/>
      <text:p text:style-name="P6"><text:soft-page-break/>RSTP</text:p>
      <text:p text:style-name="P3">RSTP (real time streaming protocol) <text:span text:style-name="T2">Giao thức truyền tin thời gian thực là một giao thức điều khiển truyền thông mạng ở tầng ứng dụng, được thiết kế <text:s/>sử dụng trong các hệ thống giải trí và truyền thông </text:span></text:p>
      <text:p text:style-name="P3">để điều <text:span text:style-name="T2">khiển các phiên truyền thông giữa các trạm cuối.</text:span></text:p>
      <text:p text:style-name="P3"/>
      <text:p text:style-name="P9">MULTIMEDIA</text:p>
      <text:p text:style-name="P3">Đa <text:span text:style-name="T1">phương tiện (multimedia) là nội dung mà sử dụng kết hợp các hình thức nội dung khác nhau như văn bản, âm thanh, hình ảnh, hoạt hình, video và các nội dung có tính tương tác. Đa phương tiện có thể được ghi lại và được phát, hiển thị, tương tác, hoặc được truy cập bởi các thiết bị xử lý thông tin như các thiết bị điện tử, máy tính. Tuy nhiên, đa phương tiện cũng có thể là một phần của một cuộc trình diễn trực tiếp. Các thiết bị đa phương tiện là các thiết bị truyền thông điện tử được sử dụng để lưu trữ và giúp người dùng trải nghiệm nội dung đa phương tiện. </text:span></text:p>
      <text:p text:style-name="P3"/>
      <text:p text:style-name="P9">STREAMING MEDIA</text:p>
      <text:p text:style-name="P4">Truyền thông đa phương tiện (streaming media) là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22:49:26.043116984</meta:creation-date>
    <dc:date>2019-03-27T01:21:07.628504486</dc:date>
    <meta:editing-duration>PT19M35S</meta:editing-duration>
    <meta:editing-cycles>3</meta:editing-cycles>
    <meta:generator>LibreOffice/5.1.6.2$Linux_X86_64 LibreOffice_project/10m0$Build-2</meta:generator>
    <meta:document-statistic meta:table-count="0" meta:image-count="0" meta:object-count="0" meta:page-count="3" meta:paragraph-count="38" meta:word-count="1578" meta:character-count="7311" meta:non-whitespace-character-count="5754"/>
  </office:meta>
</office:document-meta>
</file>